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</style:style>
    <style:style style:name="T6" style:parent-style-name="Car.predefinitoparagrafo" style:family="text">
      <style:text-properties fo:font-size="24pt" style:font-size-asian="24pt"/>
    </style:style>
    <style:style style:name="T7" style:parent-style-name="Car.predefinitoparagrafo" style:family="text">
      <style:text-properties fo:font-style="italic" style:font-style-asian="italic" style:font-style-complex="italic" fo:font-size="24pt" style:font-size-asian="24pt"/>
    </style:style>
    <style:style style:name="T8" style:parent-style-name="Car.predefinitoparagrafo" style:family="text"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Textbody" style:family="paragraph">
      <style:paragraph-properties fo:text-align="center"/>
      <style:text-properties fo:font-size="24pt" style:font-size-asian="24pt"/>
    </style:style>
    <style:style style:name="P20" style:parent-style-name="Textbody" style:family="paragraph">
      <style:paragraph-properties fo:text-align="center"/>
      <style:text-properties fo:font-size="24pt" style:font-size-asian="24pt"/>
    </style:style>
    <style:style style:name="P21" style:parent-style-name="Textbody" style:family="paragraph">
      <style:paragraph-properties fo:text-align="center"/>
      <style:text-properties fo:font-size="24pt" style:font-size-asian="24pt"/>
    </style:style>
    <style:style style:name="P22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<text:span text:style-name="T6">&lt;</text:span><text:span text:style-name="T7">Nome del software</text:span><text:span text:style-name="T8">&gt;</text:span></text:p>
      <text:p text:style-name="P9">&lt;Chi l’ha scritto&gt;</text:p>
      <text:p text:style-name="P10">Esercizio di Software Engineering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<text:bookmark-start text:name="__RefHeading___Toc2874_1143973977"/>2 System Overview<text:bookmark-end text:name="__RefHeading___Toc2874_1143973977"/></text:h>
      <text:h text:style-name="Titolo1" text:outline-level="1"><text:bookmark-start text:name="__RefHeading___Toc2876_1143973977"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<text:s/>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p text:style-name="Textbody">Ogni Link deve connettere dati compatibili:</text:p>
      <text:p text:style-name="Textbody">Context Link:<text:line-break/>inv: self-&gt;getSourceElement()-&gt;getPort(self.attribute.source.port.id)-&gt;tipo==<text:s/>self-&gt;getTargetElement()-&gt;getPort(self.attribute.target.port.id)-&gt;tipo;</text:p>
      <text:p text:style-name="Textbody">Le porte source dei link devono essere out port e le porte target dei link devono essere in port</text:p>
      <text:soft-page-break/>
      <text:p text:style-name="Textbody">Context Link:<text:line-break/>inv: self-&gt;getSourceElement()-&gt;getPort(self.attribute.source.port.id)-&gt;group==’out’;<text:line-break/>inv: self-&gt;getTargetElement()-&gt;getPort(self.attribute.target.port.id)-&gt;tipo==’in’;</text:p>
      <text:p text:style-name="Textbody">I parametri di un operatore semplice (se ne possiede) alla creazione sono <text:s/>settati di default essi possono poi venir modificati dal manutentore.</text:p>
      <text:p text:style-name="Textbody">Context OperatoreSemplice:<text:line-break/>init: self.paramValue=default;</text:p>
      <text:p text:style-name="Textbody">Vado ora a specificare i valori per ciascun operatore con parametric</text:p>
      <text:p text:style-name="Textbody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4-29T10:51:00Z</dc:date>
    <meta:template xlink:href="Normal" xlink:type="simple"/>
    <meta:editing-cycles>5</meta:editing-cycles>
    <meta:editing-duration>PT3120S</meta:editing-duration>
    <meta:document-statistic meta:page-count="3" meta:paragraph-count="7" meta:word-count="528" meta:character-count="3533" meta:row-count="25" meta:non-whitespace-character-count="3012"/>
  </office:meta>
</office:document-meta>
</file>